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57e9" officeooo:paragraph-rsid="001457e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ert</text:p>
      <text:p text:style-name="P1">Cisse </text:p>
      <text:p text:style-name="P1">Code Permanent CISA04120200</text:p>
      <text:p text:style-name="Text_20_body"/>
      <text:p text:style-name="Text_20_body">L’objectif était de mettre en place une solution complète intégrant un <text:span text:style-name="Strong_20_Emphasis">Storage Account</text:span>, des <text:span text:style-name="Strong_20_Emphasis">Azure Functions</text:span>, et un <text:span text:style-name="Strong_20_Emphasis">Service Bus Queue</text:span>. J’ai utilisé Azure DevOps pour gérer les tâches, créer des pipelines CI/CD, et déployer les ressources nécessaires dans Azure.</text:p>
      <text:p text:style-name="Horizontal_20_Line"/>
      <text:h text:style-name="Heading_20_4" text:outline-level="4">Étapes et Composants Clés du Projet</text:h>
      <text:list text:style-name="L1">
        <text:list-item>
          <text:p text:style-name="P2"><text:span text:style-name="Strong_20_Emphasis">Configuration du Dépôt Git</text:span></text:p>
          <text:list>
            <text:list-item>
              <text:p text:style-name="P3">J’ai créé un <text:span text:style-name="Strong_20_Emphasis">repository Git</text:span> dans Azure DevOps pour héberger tout le code source et les fichiers de configuration.</text:p>
            </text:list-item>
            <text:list-item>
              <text:p text:style-name="P3">Le dépôt comprend les éléments suivants :</text:p>
              <text:list>
                <text:list-item>
                  <text:p text:style-name="P3">Les fichiers des fonctions <text:span text:style-name="Source_20_Text">BlobFunction</text:span> et <text:span text:style-name="Source_20_Text">QueueFunction</text:span>.</text:p>
                </text:list-item>
                <text:list-item>
                  <text:p text:style-name="P3">Les templates ARM pour le déploiement des ressources Azure (Storage Account, Function App, et Service Bus).</text:p>
                </text:list-item>
                <text:list-item>
                  <text:p text:style-name="P2">Les pipelines <text:span text:style-name="Source_20_Text">build.yml</text:span> et <text:span text:style-name="Source_20_Text">deploy.yml</text:span>.</text:p>
                </text:list-item>
              </text:list>
            </text:list-item>
          </text:list>
          <text:p text:style-name="P2">Ce dépôt m’a permis de centraliser mon travail et de garder une trace des modifications de manière organisée.</text:p>
        </text:list-item>
      </text:list>
      <text:p text:style-name="Horizontal_20_Line"/>
      <text:list text:style-name="L2">
        <text:list-item>
          <text:p text:style-name="P4"><text:span text:style-name="Strong_20_Emphasis">Gestion des Tâches avec Azure Boards</text:span></text:p>
          <text:list>
            <text:list-item>
              <text:p text:style-name="P5">J’ai utilisé Azure Boards pour définir les tâches nécessaires à la réalisation du projet. Chaque tâche correspondait à une étape clé :</text:p>
              <text:list>
                <text:list-item>
                  <text:p text:style-name="P5">Configuration du dépôt Git.</text:p>
                </text:list-item>
                <text:list-item>
                  <text:p text:style-name="P5">Création des templates pour le Storage Account et la Queue.</text:p>
                </text:list-item>
                <text:list-item>
                  <text:p text:style-name="P5">Développement des Azure Functions.</text:p>
                </text:list-item>
                <text:list-item>
                  <text:p text:style-name="P4">Mise en place des pipelines CI/CD.</text:p>
                </text:list-item>
              </text:list>
            </text:list-item>
          </text:list>
          <text:p text:style-name="P4">Cette organisation m’a aidé à suivre les étapes de manière structurée et à assurer la progression régulière du projet.</text:p>
        </text:list-item>
      </text:list>
      <text:p text:style-name="Horizontal_20_Line"/>
      <text:list text:style-name="L3">
        <text:list-item>
          <text:p text:style-name="P6"><text:span text:style-name="Strong_20_Emphasis">Création des Pipelines CI/CD</text:span></text:p>
          <text:list>
            <text:list-item>
              <text:p text:style-name="P6"><text:span text:style-name="Strong_20_Emphasis">Pipeline de Build (build.yml)</text:span> :</text:p>
              <text:list>
                <text:list-item>
                  <text:p text:style-name="P7">J’ai configuré ce pipeline pour compiler et valider le code des Azure Functions.</text:p>
                </text:list-item>
                <text:list-item>
                  <text:p text:style-name="P7">Il archive également les packages nécessaires pour le déploiement.</text:p>
                </text:list-item>
              </text:list>
            </text:list-item>
            <text:list-item>
              <text:p text:style-name="P6"><text:span text:style-name="Strong_20_Emphasis">Pipeline de Déploiement (deploy.yml)</text:span> :</text:p>
              <text:list>
                <text:list-item>
                  <text:p text:style-name="P7">Ce pipeline déploie toutes les ressources nécessaires, notamment :</text:p>
                  <text:list>
                    <text:list-item>
                      <text:p text:style-name="P7">Un <text:span text:style-name="Strong_20_Emphasis">Storage Account</text:span> pour les blobs.</text:p>
                    </text:list-item>
                    <text:list-item>
                      <text:p text:style-name="P7"><text:soft-page-break/>Une <text:span text:style-name="Strong_20_Emphasis">Queue Service Bus</text:span> pour la communication entre les fonctions.</text:p>
                    </text:list-item>
                    <text:list-item>
                      <text:p text:style-name="P7">Deux <text:span text:style-name="Strong_20_Emphasis">Function Apps</text:span> : <text:span text:style-name="Source_20_Text">BlobFunction</text:span> et <text:span text:style-name="Source_20_Text">QueueFunction</text:span>.</text:p>
                    </text:list-item>
                  </text:list>
                </text:list-item>
                <text:list-item>
                  <text:p text:style-name="P6">Il configure également les paramètres d’application, comme les chaînes de connexion nécessaires.</text:p>
                </text:list-item>
              </text:list>
            </text:list-item>
          </text:list>
          <text:p text:style-name="P6">Ces pipelines m’ont permis d’automatiser entièrement le processus de déploiement et de garantir sa répétabilité.</text:p>
        </text:list-item>
      </text:list>
      <text:p text:style-name="Horizontal_20_Line"/>
      <text:list text:style-name="L4">
        <text:list-item>
          <text:p text:style-name="P8"><text:span text:style-name="Strong_20_Emphasis">Déploiement des Ressources dans Azure</text:span></text:p>
          <text:list>
            <text:list-item>
              <text:p text:style-name="P9">J’ai déployé toutes les ressources dans le groupe de ressources <text:span text:style-name="Source_20_Text">gaal</text:span>, situé dans la région <text:span text:style-name="Strong_20_Emphasis">Canada Central</text:span>. Les ressources incluent :</text:p>
              <text:list>
                <text:list-item>
                  <text:p text:style-name="P9">Un <text:span text:style-name="Strong_20_Emphasis">Storage Account</text:span> pour stocker les blobs.</text:p>
                </text:list-item>
                <text:list-item>
                  <text:p text:style-name="P9">Un <text:span text:style-name="Strong_20_Emphasis">Service Bus Namespace</text:span> et une Queue pour la gestion des messages.</text:p>
                </text:list-item>
                <text:list-item>
                  <text:p text:style-name="P9">Deux <text:span text:style-name="Strong_20_Emphasis">Function Apps</text:span> :</text:p>
                  <text:list>
                    <text:list-item>
                      <text:p text:style-name="P9"><text:span text:style-name="Source_20_Text">BlobFunction</text:span> : Déclenchée par un blob pour envoyer son nom à la Queue.</text:p>
                    </text:list-item>
                    <text:list-item>
                      <text:p text:style-name="P8"><text:span text:style-name="Source_20_Text">QueueFunction</text:span> : Déclenchée par un message dans la Queue pour traiter l’image et gérer son déplacement.</text:p>
                    </text:list-item>
                  </text:list>
                </text:list-item>
              </text:list>
            </text:list-item>
          </text:list>
          <text:p text:style-name="P8">Ces ressources ont été configurées avec soin pour s’intégrer parfaitement et répondre aux exigences du projet.</text:p>
        </text:list-item>
      </text:list>
      <text:p text:style-name="Horizontal_20_Line"/>
      <text:h text:style-name="Heading_20_4" text:outline-level="4">Fonctionnement des Azure Functions</text:h>
      <text:list text:style-name="L5">
        <text:list-item>
          <text:p text:style-name="P10"><text:span text:style-name="Strong_20_Emphasis">BlobFunction</text:span> :</text:p>
          <text:list>
            <text:list-item>
              <text:p text:style-name="P11">Cette fonction détecte automatiquement l’ajout d’un fichier dans le conteneur <text:span text:style-name="Source_20_Text">images</text:span> du Storage Account.</text:p>
            </text:list-item>
            <text:list-item>
              <text:p text:style-name="P11">Elle envoie ensuite le nom du fichier à la Queue du Service Bus.</text:p>
            </text:list-item>
          </text:list>
        </text:list-item>
        <text:list-item>
          <text:p text:style-name="P10"><text:span text:style-name="Strong_20_Emphasis">QueueFunction</text:span> :</text:p>
          <text:list>
            <text:list-item>
              <text:p text:style-name="P11">Cette fonction récupère le nom du fichier depuis la Queue.</text:p>
            </text:list-item>
            <text:list-item>
              <text:p text:style-name="P11">Elle télécharge le fichier correspondant, applique un traitement (redimensionnement ou ajout d’un watermark).</text:p>
            </text:list-item>
            <text:list-item>
              <text:p text:style-name="P10">Enfin, elle déplace le fichier traité vers le conteneur <text:span text:style-name="Source_20_Text">processed</text:span> et supprime l’original.</text:p>
            </text:list-item>
          </text:list>
        </text:list-item>
      </text:list>
      <text:p text:style-name="Horizontal_20_Line"/>
      <text:h text:style-name="Heading_20_4" text:outline-level="4">Résultats</text:h>
      <text:list text:style-name="L6">
        <text:list-item>
          <text:p text:style-name="P12">J’ai réussi à exécuter toutes les étapes, de la création des pipelines à la mise en production des ressources.</text:p>
        </text:list-item>
        <text:list-item>
          <text:p text:style-name="P12">Les tâches définies dans Azure Boards ont été réalisées avec succès.</text:p>
        </text:list-item>
        <text:list-item>
          <text:p text:style-name="P13">Les pipelines CI/CD ont permis d’automatiser le déploiement de manière efficace, garantissant la fonctionnalité de l’ensemble.</text:p>
        </text:list-item>
      </text:list>
      <text:p text:style-name="Horizontal_20_Line"/>
      <text:h text:style-name="Heading_20_4" text:outline-level="4"><text:soft-page-break/>Conclusion</text:h>
      <text:p text:style-name="Text_20_body">Ce projet m’a permis de développer mes compétences dans l’utilisation des outils Azure DevOps et Azure. J’ai appris à gérer un projet cloud complet, de la planification à l’exécution. Je suis satisfait du résultat final, car la solution est fonctionnelle, extensible, et bien intégrée. Ce travail m’a également permis de mieux comprendre l’importance des pipelines CI/CD pour assurer une automatisation fiable et une livraison rapide des solutions clou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22:39:08.568000000</meta:creation-date>
    <dc:date>2024-12-20T22:39:43.766000000</dc:date>
    <meta:editing-duration>PT35S</meta:editing-duration>
    <meta:editing-cycles>1</meta:editing-cycles>
    <meta:document-statistic meta:table-count="0" meta:image-count="0" meta:object-count="0" meta:page-count="3" meta:paragraph-count="52" meta:word-count="613" meta:character-count="3822" meta:non-whitespace-character-count="3299"/>
    <meta:generator>LibreOffice/24.8.3.2$Windows_X86_64 LibreOffice_project/48a6bac9e7e268aeb4c3483fcf825c94556d9f92</meta:generator>
  </office:meta>
</office:document-meta>
</file>